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adornments="標準"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5cm" draw:fill="none" draw:textarea-vertical-align="middle"/>
    </style:style>
    <style:style style:name="gr3"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text-properties style:font-name="Comic Sans MS" fo:font-size="30pt" style:font-size-asian="30pt"/>
    </style:style>
    <style:style style:name="P2" style:family="paragraph">
      <style:paragraph-properties fo:text-align="center"/>
    </style:style>
    <style:style style:name="P3" style:family="paragraph">
      <style:paragraph-properties fo:text-align="center"/>
      <style:text-properties fo:font-size="30pt" style:font-size-asian="30pt"/>
    </style:style>
    <style:style style:name="T1" style:family="text">
      <style:text-properties style:font-name="Comic Sans MS" fo:font-size="30pt" style:font-size-asian="30pt"/>
    </style:style>
    <style:style style:name="T2" style:family="text">
      <style:text-properties fo:font-size="30pt" style:font-size-asian="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xml:id="id2" draw:id="id2" draw:layer="layout" svg:width="7.7cm" svg:height="3.03cm" svg:x="10.8cm" svg:y="1.2cm">
          <text:p text:style-name="P1"><text:span text:style-name="T1">hello.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 draw:id="id1" draw:layer="layout" svg:width="10.4cm" svg:height="3.03cm" svg:x="1.4cm" svg:y="10.17cm">
          <text:p text:style-name="P1"><text:span text:style-name="T1">C</text:span><text:span text:style-name="T1">言語の</text:span><text:span text:style-name="T1">main</text:span><text:span text:style-name="T1">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6.6cm" svg:y1="10.17cm" svg:x2="10.8cm" svg:y2="2.715cm" draw:start-shape="id1" draw:start-glue-point="0" draw:end-shape="id2" draw:end-glue-point="3" svg:d="m6600 10170c0-4970 1400-7455 4200-7455" svg:viewBox="0 0 4201 7456">
          <text:p/>
        </draw:connector>
        <draw:custom-shape draw:style-name="gr1" draw:text-style-name="P1" xml:id="id3" draw:id="id3" draw:layer="layout" svg:width="10.4cm" svg:height="3.03cm" svg:x="17.9cm" svg:y="10.17cm">
          <text:p text:style-name="P1"><text:span text:style-name="T1">システムコール</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draw:type="curve" svg:x1="18.5cm" svg:y1="2.715cm" svg:x2="23.1cm" svg:y2="10.17cm" draw:start-shape="id2" draw:start-glue-point="1" draw:end-shape="id3" svg:d="m18500 2715c3067 0 4600 2485 4600 7455" svg:viewBox="0 0 4601 7456">
          <text:p/>
        </draw:connector>
        <draw:custom-shape draw:style-name="gr1" draw:text-style-name="P3" xml:id="id4" draw:id="id4" draw:layer="layout" svg:width="11.4cm" svg:height="4.1cm" svg:x="16.9cm" svg:y="15.3cm">
          <text:p text:style-name="P2"><text:span text:style-name="T2">ディスプレイ</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2" draw:layer="layout" draw:type="curve" svg:x1="23.1cm" svg:y1="13.2cm" svg:x2="23.113cm" svg:y2="15.3cm" draw:start-shape="id3" draw:start-glue-point="2" draw:end-shape="id4" draw:end-glue-point="4" svg:d="m23100 13200c0 1576 13 527 13 2100" svg:viewBox="0 0 14 2101">
          <text:p/>
        </draw:connector>
        <draw:custom-shape draw:style-name="gr3" draw:text-style-name="P3" draw:layer="layout" svg:width="25.3cm" svg:height="3.8cm" svg:x="2.4cm" svg:y="4.9cm">
          <text:p text:style-name="P2"><text:span text:style-name="T2">ここらへんどーなってるの？</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adornments="標準"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3-08-22T17:44:46.984977356</meta:creation-date>
    <dc:date>2013-08-22T18:03:19.958369927</dc:date>
    <dc:creator>Okabe Kiwamu</dc:creator>
    <meta:editing-duration>PT6M14S</meta:editing-duration>
    <meta:editing-cycles>16</meta:editing-cycles>
    <meta:generator>LibreOffice/4.1.0.4$Linux_X86_64 LibreOffice_project/410m0$Build-4</meta:generator>
    <meta:document-statistic meta:object-count="8"/>
  </office:meta>
</office:document-meta>
</file>